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2.891cm"/>
    </style:style>
    <style:style style:name="co6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0_12_2014 locationClient</text:p>
          </table:table-cell>
          <table:table-cell table:style-name="ce1" table:number-columns-repeated="7"/>
        </table:table-row>
        <table:table-row table:style-name="ro1">
          <table:table-cell office:value-type="string">
            <text:p>12:41:43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986</text:p>
          </table:table-cell>
          <table:table-cell office:value-type="string">
            <text:p>Long=7.5590178</text:p>
          </table:table-cell>
        </table:table-row>
        <table:table-row table:style-name="ro1">
          <table:table-cell office:value-type="string">
            <text:p>12:41:4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887</text:p>
          </table:table-cell>
          <table:table-cell office:value-type="string">
            <text:p>Long=7.5590318</text:p>
          </table:table-cell>
        </table:table-row>
        <table:table-row table:style-name="ro1">
          <table:table-cell office:value-type="string">
            <text:p>12:41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893</text:p>
          </table:table-cell>
          <table:table-cell office:value-type="string">
            <text:p>Long=7.5590459</text:p>
          </table:table-cell>
        </table:table-row>
        <table:table-row table:style-name="ro1">
          <table:table-cell office:value-type="string">
            <text:p>12:41:4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873</text:p>
          </table:table-cell>
          <table:table-cell office:value-type="string">
            <text:p>Long=7.5590597</text:p>
          </table:table-cell>
        </table:table-row>
        <table:table-row table:style-name="ro1">
          <table:table-cell office:value-type="string">
            <text:p>12:41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827</text:p>
          </table:table-cell>
          <table:table-cell office:value-type="string">
            <text:p>Long=7.5590699</text:p>
          </table:table-cell>
        </table:table-row>
        <table:table-row table:style-name="ro1">
          <table:table-cell office:value-type="string">
            <text:p>12:41:4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787</text:p>
          </table:table-cell>
          <table:table-cell office:value-type="string">
            <text:p>Long=7.5590749</text:p>
          </table:table-cell>
        </table:table-row>
        <table:table-row table:style-name="ro1">
          <table:table-cell office:value-type="string">
            <text:p>12:41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742</text:p>
          </table:table-cell>
          <table:table-cell office:value-type="string">
            <text:p>Long=7.5590835</text:p>
          </table:table-cell>
        </table:table-row>
        <table:table-row table:style-name="ro1">
          <table:table-cell office:value-type="string">
            <text:p>12:41:5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928</text:p>
          </table:table-cell>
          <table:table-cell office:value-type="string">
            <text:p>Long=7.5591083</text:p>
          </table:table-cell>
        </table:table-row>
        <table:table-row table:style-name="ro1">
          <table:table-cell office:value-type="string">
            <text:p>12:41:5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11</text:p>
          </table:table-cell>
          <table:table-cell office:value-type="string">
            <text:p>Long=7.5591279</text:p>
          </table:table-cell>
        </table:table-row>
        <table:table-row table:style-name="ro1">
          <table:table-cell office:value-type="string">
            <text:p>12:41:5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6</text:p>
          </table:table-cell>
          <table:table-cell office:value-type="string">
            <text:p>Long=7.5591455</text:p>
          </table:table-cell>
        </table:table-row>
        <table:table-row table:style-name="ro1">
          <table:table-cell office:value-type="string">
            <text:p>12:41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69</text:p>
          </table:table-cell>
          <table:table-cell office:value-type="string">
            <text:p>Long=7.5591589</text:p>
          </table:table-cell>
        </table:table-row>
        <table:table-row table:style-name="ro1">
          <table:table-cell office:value-type="string">
            <text:p>12:41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3002</text:p>
          </table:table-cell>
          <table:table-cell office:value-type="string">
            <text:p>Long=7.5591689</text:p>
          </table:table-cell>
        </table:table-row>
        <table:table-row table:style-name="ro1">
          <table:table-cell office:value-type="string">
            <text:p>12:41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942</text:p>
          </table:table-cell>
          <table:table-cell office:value-type="string">
            <text:p>Long=7.5591763</text:p>
          </table:table-cell>
        </table:table-row>
        <table:table-row table:style-name="ro1">
          <table:table-cell office:value-type="string">
            <text:p>12:41:5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813</text:p>
          </table:table-cell>
          <table:table-cell office:value-type="string">
            <text:p>Long=7.5591816</text:p>
          </table:table-cell>
        </table:table-row>
        <table:table-row table:style-name="ro1">
          <table:table-cell office:value-type="string">
            <text:p>12:41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653</text:p>
          </table:table-cell>
          <table:table-cell office:value-type="string">
            <text:p>Long=7.5591839</text:p>
          </table:table-cell>
        </table:table-row>
        <table:table-row table:style-name="ro1">
          <table:table-cell office:value-type="string">
            <text:p>12:41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459</text:p>
          </table:table-cell>
          <table:table-cell office:value-type="string">
            <text:p>Long=7.5591818</text:p>
          </table:table-cell>
        </table:table-row>
        <table:table-row table:style-name="ro1">
          <table:table-cell office:value-type="string">
            <text:p>12:42:0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235</text:p>
          </table:table-cell>
          <table:table-cell office:value-type="string">
            <text:p>Long=7.5591801</text:p>
          </table:table-cell>
        </table:table-row>
        <table:table-row table:style-name="ro1">
          <table:table-cell office:value-type="string">
            <text:p>12:42:0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036</text:p>
          </table:table-cell>
          <table:table-cell office:value-type="string">
            <text:p>Long=7.5591806</text:p>
          </table:table-cell>
        </table:table-row>
        <table:table-row table:style-name="ro1">
          <table:table-cell office:value-type="string">
            <text:p>12:42:0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863</text:p>
          </table:table-cell>
          <table:table-cell office:value-type="string">
            <text:p>Long=7.5591811</text:p>
          </table:table-cell>
        </table:table-row>
        <table:table-row table:style-name="ro1">
          <table:table-cell office:value-type="string">
            <text:p>12:42:03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8688</text:p>
          </table:table-cell>
          <table:table-cell office:value-type="string">
            <text:p>Long=7.5591797</text:p>
          </table:table-cell>
        </table:table-row>
        <table:table-row table:style-name="ro1">
          <table:table-cell office:value-type="string">
            <text:p>12:42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8498</text:p>
          </table:table-cell>
          <table:table-cell office:value-type="string">
            <text:p>Long=7.5591774</text:p>
          </table:table-cell>
        </table:table-row>
        <table:table-row table:style-name="ro1">
          <table:table-cell office:value-type="string">
            <text:p>12:42:0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36</text:p>
          </table:table-cell>
          <table:table-cell office:value-type="string">
            <text:p>Long=7.5591762</text:p>
          </table:table-cell>
        </table:table-row>
        <table:table-row table:style-name="ro1">
          <table:table-cell office:value-type="string">
            <text:p>12:42:0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232</text:p>
          </table:table-cell>
          <table:table-cell office:value-type="string">
            <text:p>Long=7.5591696</text:p>
          </table:table-cell>
        </table:table-row>
        <table:table-row table:style-name="ro1">
          <table:table-cell office:value-type="string">
            <text:p>12:42:0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103</text:p>
          </table:table-cell>
          <table:table-cell office:value-type="string">
            <text:p>Long=7.5591618</text:p>
          </table:table-cell>
        </table:table-row>
        <table:table-row table:style-name="ro1">
          <table:table-cell office:value-type="string">
            <text:p>12:42:0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001</text:p>
          </table:table-cell>
          <table:table-cell office:value-type="string">
            <text:p>Long=7.5591585</text:p>
          </table:table-cell>
        </table:table-row>
        <table:table-row table:style-name="ro1">
          <table:table-cell office:value-type="string">
            <text:p>12:42:0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887</text:p>
          </table:table-cell>
          <table:table-cell office:value-type="string">
            <text:p>Long=7.5591548</text:p>
          </table:table-cell>
        </table:table-row>
        <table:table-row table:style-name="ro1">
          <table:table-cell office:value-type="string">
            <text:p>12:42:1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802</text:p>
          </table:table-cell>
          <table:table-cell office:value-type="string">
            <text:p>Long=7.5591509</text:p>
          </table:table-cell>
        </table:table-row>
        <table:table-row table:style-name="ro1">
          <table:table-cell office:value-type="string">
            <text:p>12:42:1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704</text:p>
          </table:table-cell>
          <table:table-cell office:value-type="string">
            <text:p>Long=7.5591467</text:p>
          </table:table-cell>
        </table:table-row>
        <table:table-row table:style-name="ro1">
          <table:table-cell office:value-type="string">
            <text:p>12:42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7568</text:p>
          </table:table-cell>
          <table:table-cell office:value-type="string">
            <text:p>Long=7.5591398</text:p>
          </table:table-cell>
        </table:table-row>
        <table:table-row table:style-name="ro1">
          <table:table-cell office:value-type="string">
            <text:p>12:42:1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446</text:p>
          </table:table-cell>
          <table:table-cell office:value-type="string">
            <text:p>Long=7.559133</text:p>
          </table:table-cell>
        </table:table-row>
        <table:table-row table:style-name="ro1">
          <table:table-cell office:value-type="string">
            <text:p>12:42:1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37</text:p>
          </table:table-cell>
          <table:table-cell office:value-type="string">
            <text:p>Long=7.5591302</text:p>
          </table:table-cell>
        </table:table-row>
        <table:table-row table:style-name="ro1">
          <table:table-cell office:value-type="string">
            <text:p>12:42:1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288</text:p>
          </table:table-cell>
          <table:table-cell office:value-type="string">
            <text:p>Long=7.5591277</text:p>
          </table:table-cell>
        </table:table-row>
        <table:table-row table:style-name="ro1">
          <table:table-cell office:value-type="string">
            <text:p>12:42:1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179</text:p>
          </table:table-cell>
          <table:table-cell office:value-type="string">
            <text:p>Long=7.559122</text:p>
          </table:table-cell>
        </table:table-row>
        <table:table-row table:style-name="ro1">
          <table:table-cell office:value-type="string">
            <text:p>12:42:1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034</text:p>
          </table:table-cell>
          <table:table-cell office:value-type="string">
            <text:p>Long=7.5591145</text:p>
          </table:table-cell>
        </table:table-row>
        <table:table-row table:style-name="ro1">
          <table:table-cell office:value-type="string">
            <text:p>12:42:1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966</text:p>
          </table:table-cell>
          <table:table-cell office:value-type="string">
            <text:p>Long=7.5591117</text:p>
          </table:table-cell>
        </table:table-row>
        <table:table-row table:style-name="ro1">
          <table:table-cell office:value-type="string">
            <text:p>12:42:1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882</text:p>
          </table:table-cell>
          <table:table-cell office:value-type="string">
            <text:p>Long=7.5591072</text:p>
          </table:table-cell>
        </table:table-row>
        <table:table-row table:style-name="ro1">
          <table:table-cell office:value-type="string">
            <text:p>12:42:2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797</text:p>
          </table:table-cell>
          <table:table-cell office:value-type="string">
            <text:p>Long=7.559104</text:p>
          </table:table-cell>
        </table:table-row>
        <table:table-row table:style-name="ro1">
          <table:table-cell office:value-type="string">
            <text:p>12:42:2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715</text:p>
          </table:table-cell>
          <table:table-cell office:value-type="string">
            <text:p>Long=7.5591004</text:p>
          </table:table-cell>
        </table:table-row>
        <table:table-row table:style-name="ro1">
          <table:table-cell office:value-type="string">
            <text:p>12:42:2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618</text:p>
          </table:table-cell>
          <table:table-cell office:value-type="string">
            <text:p>Long=7.5590936</text:p>
          </table:table-cell>
        </table:table-row>
        <table:table-row table:style-name="ro1">
          <table:table-cell office:value-type="string">
            <text:p>12:42:2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455</text:p>
          </table:table-cell>
          <table:table-cell office:value-type="string">
            <text:p>Long=7.5590849</text:p>
          </table:table-cell>
        </table:table-row>
        <table:table-row table:style-name="ro1">
          <table:table-cell office:value-type="string">
            <text:p>12:42:2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302</text:p>
          </table:table-cell>
          <table:table-cell office:value-type="string">
            <text:p>Long=7.5590779</text:p>
          </table:table-cell>
        </table:table-row>
        <table:table-row table:style-name="ro1">
          <table:table-cell office:value-type="string">
            <text:p>12:42:2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6183</text:p>
          </table:table-cell>
          <table:table-cell office:value-type="string">
            <text:p>Long=7.5590723</text:p>
          </table:table-cell>
        </table:table-row>
        <table:table-row table:style-name="ro1">
          <table:table-cell office:value-type="string">
            <text:p>12:42:2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6074</text:p>
          </table:table-cell>
          <table:table-cell office:value-type="string">
            <text:p>Long=7.5590639</text:p>
          </table:table-cell>
        </table:table-row>
        <table:table-row table:style-name="ro1">
          <table:table-cell office:value-type="string">
            <text:p>12:42:2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944</text:p>
          </table:table-cell>
          <table:table-cell office:value-type="string">
            <text:p>Long=7.5590536</text:p>
          </table:table-cell>
        </table:table-row>
        <table:table-row table:style-name="ro1">
          <table:table-cell office:value-type="string">
            <text:p>12:42:2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858</text:p>
          </table:table-cell>
          <table:table-cell office:value-type="string">
            <text:p>Long=7.5590427</text:p>
          </table:table-cell>
        </table:table-row>
        <table:table-row table:style-name="ro1">
          <table:table-cell office:value-type="string">
            <text:p>12:42:2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759</text:p>
          </table:table-cell>
          <table:table-cell office:value-type="string">
            <text:p>Long=7.5590277</text:p>
          </table:table-cell>
        </table:table-row>
        <table:table-row table:style-name="ro1">
          <table:table-cell office:value-type="string">
            <text:p>12:42:2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664</text:p>
          </table:table-cell>
          <table:table-cell office:value-type="string">
            <text:p>Long=7.5590144</text:p>
          </table:table-cell>
        </table:table-row>
        <table:table-row table:style-name="ro1">
          <table:table-cell office:value-type="string">
            <text:p>12:42:3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579</text:p>
          </table:table-cell>
          <table:table-cell office:value-type="string">
            <text:p>Long=7.5590021</text:p>
          </table:table-cell>
        </table:table-row>
        <table:table-row table:style-name="ro1">
          <table:table-cell office:value-type="string">
            <text:p>12:42:3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67</text:p>
          </table:table-cell>
          <table:table-cell office:value-type="string">
            <text:p>Long=7.5589892</text:p>
          </table:table-cell>
        </table:table-row>
        <table:table-row table:style-name="ro1">
          <table:table-cell office:value-type="string">
            <text:p>12:42:3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336</text:p>
          </table:table-cell>
          <table:table-cell office:value-type="string">
            <text:p>Long=7.5589781</text:p>
          </table:table-cell>
        </table:table-row>
        <table:table-row table:style-name="ro1">
          <table:table-cell office:value-type="string">
            <text:p>12:42:3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04</text:p>
          </table:table-cell>
          <table:table-cell office:value-type="string">
            <text:p>Long=7.5589691</text:p>
          </table:table-cell>
        </table:table-row>
        <table:table-row table:style-name="ro1">
          <table:table-cell office:value-type="string">
            <text:p>12:42:3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101</text:p>
          </table:table-cell>
          <table:table-cell office:value-type="string">
            <text:p>Long=7.5589625</text:p>
          </table:table-cell>
        </table:table-row>
        <table:table-row table:style-name="ro1">
          <table:table-cell office:value-type="string">
            <text:p>12:42:3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956</text:p>
          </table:table-cell>
          <table:table-cell office:value-type="string">
            <text:p>Long=7.5589537</text:p>
          </table:table-cell>
        </table:table-row>
        <table:table-row table:style-name="ro1">
          <table:table-cell office:value-type="string">
            <text:p>12:42:3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829</text:p>
          </table:table-cell>
          <table:table-cell office:value-type="string">
            <text:p>Long=7.5589458</text:p>
          </table:table-cell>
        </table:table-row>
        <table:table-row table:style-name="ro1">
          <table:table-cell office:value-type="string">
            <text:p>12:42:3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705</text:p>
          </table:table-cell>
          <table:table-cell office:value-type="string">
            <text:p>Long=7.5589403</text:p>
          </table:table-cell>
        </table:table-row>
        <table:table-row table:style-name="ro1">
          <table:table-cell office:value-type="string">
            <text:p>12:42:3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566</text:p>
          </table:table-cell>
          <table:table-cell office:value-type="string">
            <text:p>Long=7.5589333</text:p>
          </table:table-cell>
        </table:table-row>
        <table:table-row table:style-name="ro1">
          <table:table-cell office:value-type="string">
            <text:p>12:42:3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435</text:p>
          </table:table-cell>
          <table:table-cell office:value-type="string">
            <text:p>Long=7.5589281</text:p>
          </table:table-cell>
        </table:table-row>
        <table:table-row table:style-name="ro1">
          <table:table-cell office:value-type="string">
            <text:p>12:42:4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329</text:p>
          </table:table-cell>
          <table:table-cell office:value-type="string">
            <text:p>Long=7.5589235</text:p>
          </table:table-cell>
        </table:table-row>
        <table:table-row table:style-name="ro1">
          <table:table-cell office:value-type="string">
            <text:p>12:42:4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209</text:p>
          </table:table-cell>
          <table:table-cell office:value-type="string">
            <text:p>Long=7.5589195</text:p>
          </table:table-cell>
        </table:table-row>
        <table:table-row table:style-name="ro1">
          <table:table-cell office:value-type="string">
            <text:p>12:42:4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14</text:p>
          </table:table-cell>
          <table:table-cell office:value-type="string">
            <text:p>Long=7.558916</text:p>
          </table:table-cell>
        </table:table-row>
        <table:table-row table:style-name="ro1">
          <table:table-cell office:value-type="string">
            <text:p>12:42:43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078</text:p>
          </table:table-cell>
          <table:table-cell office:value-type="string">
            <text:p>Long=7.5589138</text:p>
          </table:table-cell>
        </table:table-row>
        <table:table-row table:style-name="ro1">
          <table:table-cell office:value-type="string">
            <text:p>12:42:44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3957</text:p>
          </table:table-cell>
          <table:table-cell office:value-type="string">
            <text:p>Long=7.5589086</text:p>
          </table:table-cell>
        </table:table-row>
        <table:table-row table:style-name="ro1">
          <table:table-cell office:value-type="string">
            <text:p>12:42:4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8</text:p>
          </table:table-cell>
          <table:table-cell office:value-type="string">
            <text:p>Long=7.5589005</text:p>
          </table:table-cell>
        </table:table-row>
        <table:table-row table:style-name="ro1">
          <table:table-cell office:value-type="string">
            <text:p>12:42:4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672</text:p>
          </table:table-cell>
          <table:table-cell office:value-type="string">
            <text:p>Long=7.5588925</text:p>
          </table:table-cell>
        </table:table-row>
        <table:table-row table:style-name="ro1">
          <table:table-cell office:value-type="string">
            <text:p>12:42:4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601</text:p>
          </table:table-cell>
          <table:table-cell office:value-type="string">
            <text:p>Long=7.5588896</text:p>
          </table:table-cell>
        </table:table-row>
        <table:table-row table:style-name="ro1">
          <table:table-cell office:value-type="string">
            <text:p>12:42:48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3588</text:p>
          </table:table-cell>
          <table:table-cell office:value-type="string">
            <text:p>Long=7.5588874</text:p>
          </table:table-cell>
        </table:table-row>
        <table:table-row table:style-name="ro1">
          <table:table-cell office:value-type="string">
            <text:p>12:42:49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36</text:p>
          </table:table-cell>
          <table:table-cell office:value-type="string">
            <text:p>Long=7.5588876</text:p>
          </table:table-cell>
        </table:table-row>
        <table:table-row table:style-name="ro1">
          <table:table-cell office:value-type="string">
            <text:p>12:42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985</text:p>
          </table:table-cell>
          <table:table-cell office:value-type="string">
            <text:p>Long=7.5589124</text:p>
          </table:table-cell>
        </table:table-row>
        <table:table-row table:style-name="ro1">
          <table:table-cell office:value-type="string">
            <text:p>12:43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129</text:p>
          </table:table-cell>
          <table:table-cell office:value-type="string">
            <text:p>Long=7.5589191</text:p>
          </table:table-cell>
        </table:table-row>
        <table:table-row table:style-name="ro1">
          <table:table-cell office:value-type="string">
            <text:p>12:43:00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251</text:p>
          </table:table-cell>
          <table:table-cell office:value-type="string">
            <text:p>Long=7.5589289</text:p>
          </table:table-cell>
        </table:table-row>
        <table:table-row table:style-name="ro1">
          <table:table-cell office:value-type="string">
            <text:p>12:43:0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374</text:p>
          </table:table-cell>
          <table:table-cell office:value-type="string">
            <text:p>Long=7.558939</text:p>
          </table:table-cell>
        </table:table-row>
        <table:table-row table:style-name="ro1">
          <table:table-cell office:value-type="string">
            <text:p>12:43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47</text:p>
          </table:table-cell>
          <table:table-cell office:value-type="string">
            <text:p>Long=7.5589485</text:p>
          </table:table-cell>
        </table:table-row>
        <table:table-row table:style-name="ro1">
          <table:table-cell office:value-type="string">
            <text:p>12:43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555</text:p>
          </table:table-cell>
          <table:table-cell office:value-type="string">
            <text:p>Long=7.5589574</text:p>
          </table:table-cell>
        </table:table-row>
        <table:table-row table:style-name="ro1">
          <table:table-cell office:value-type="string">
            <text:p>12:43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612</text:p>
          </table:table-cell>
          <table:table-cell office:value-type="string">
            <text:p>Long=7.5589683</text:p>
          </table:table-cell>
        </table:table-row>
        <table:table-row table:style-name="ro1">
          <table:table-cell office:value-type="string">
            <text:p>12:43:0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703</text:p>
          </table:table-cell>
          <table:table-cell office:value-type="string">
            <text:p>Long=7.5589803</text:p>
          </table:table-cell>
        </table:table-row>
        <table:table-row table:style-name="ro1">
          <table:table-cell office:value-type="string">
            <text:p>12:43:0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78</text:p>
          </table:table-cell>
          <table:table-cell office:value-type="string">
            <text:p>Long=7.558991</text:p>
          </table:table-cell>
        </table:table-row>
        <table:table-row table:style-name="ro1">
          <table:table-cell office:value-type="string">
            <text:p>12:43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801</text:p>
          </table:table-cell>
          <table:table-cell office:value-type="string">
            <text:p>Long=7.5589957</text:p>
          </table:table-cell>
        </table:table-row>
        <table:table-row table:style-name="ro1">
          <table:table-cell office:value-type="string">
            <text:p>12:43:0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875</text:p>
          </table:table-cell>
          <table:table-cell office:value-type="string">
            <text:p>Long=7.5590196</text:p>
          </table:table-cell>
        </table:table-row>
        <table:table-row table:style-name="ro1">
          <table:table-cell office:value-type="string">
            <text:p>12:43:0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4901</text:p>
          </table:table-cell>
          <table:table-cell office:value-type="string">
            <text:p>Long=7.5590264</text:p>
          </table:table-cell>
        </table:table-row>
        <table:table-row table:style-name="ro1">
          <table:table-cell office:value-type="string">
            <text:p>12:43:1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962</text:p>
          </table:table-cell>
          <table:table-cell office:value-type="string">
            <text:p>Long=7.559049</text:p>
          </table:table-cell>
        </table:table-row>
        <table:table-row table:style-name="ro1">
          <table:table-cell office:value-type="string">
            <text:p>12:43:1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979</text:p>
          </table:table-cell>
          <table:table-cell office:value-type="string">
            <text:p>Long=7.5590709</text:p>
          </table:table-cell>
        </table:table-row>
        <table:table-row table:style-name="ro1">
          <table:table-cell office:value-type="string">
            <text:p>12:43:1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01</text:p>
          </table:table-cell>
          <table:table-cell office:value-type="string">
            <text:p>Long=7.5590876</text:p>
          </table:table-cell>
        </table:table-row>
        <table:table-row table:style-name="ro1">
          <table:table-cell office:value-type="string">
            <text:p>12:43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18</text:p>
          </table:table-cell>
          <table:table-cell office:value-type="string">
            <text:p>Long=7.5591002</text:p>
          </table:table-cell>
        </table:table-row>
        <table:table-row table:style-name="ro1">
          <table:table-cell office:value-type="string">
            <text:p>12:43:1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77</text:p>
          </table:table-cell>
          <table:table-cell office:value-type="string">
            <text:p>Long=7.5591106</text:p>
          </table:table-cell>
        </table:table-row>
        <table:table-row table:style-name="ro1">
          <table:table-cell office:value-type="string">
            <text:p>12:43:1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087</text:p>
          </table:table-cell>
          <table:table-cell office:value-type="string">
            <text:p>Long=7.5591164</text:p>
          </table:table-cell>
        </table:table-row>
        <table:table-row table:style-name="ro1">
          <table:table-cell office:value-type="string">
            <text:p>12:43:1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105</text:p>
          </table:table-cell>
          <table:table-cell office:value-type="string">
            <text:p>Long=7.5591141</text:p>
          </table:table-cell>
        </table:table-row>
        <table:table-row table:style-name="ro1">
          <table:table-cell office:value-type="string">
            <text:p>12:43:1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138</text:p>
          </table:table-cell>
          <table:table-cell office:value-type="string">
            <text:p>Long=7.5591106</text:p>
          </table:table-cell>
        </table:table-row>
        <table:table-row table:style-name="ro1">
          <table:table-cell office:value-type="string">
            <text:p>12:43:1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166</text:p>
          </table:table-cell>
          <table:table-cell office:value-type="string">
            <text:p>Long=7.5591079</text:p>
          </table:table-cell>
        </table:table-row>
        <table:table-row table:style-name="ro1">
          <table:table-cell office:value-type="string">
            <text:p>12:43:1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04</text:p>
          </table:table-cell>
          <table:table-cell office:value-type="string">
            <text:p>Long=7.5591072</text:p>
          </table:table-cell>
        </table:table-row>
        <table:table-row table:style-name="ro1">
          <table:table-cell office:value-type="string">
            <text:p>12:43:2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27</text:p>
          </table:table-cell>
          <table:table-cell office:value-type="string">
            <text:p>Long=7.5591065</text:p>
          </table:table-cell>
        </table:table-row>
        <table:table-row table:style-name="ro1">
          <table:table-cell office:value-type="string">
            <text:p>12:43:2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61</text:p>
          </table:table-cell>
          <table:table-cell office:value-type="string">
            <text:p>Long=7.559102</text:p>
          </table:table-cell>
        </table:table-row>
        <table:table-row table:style-name="ro1">
          <table:table-cell office:value-type="string">
            <text:p>12:43:2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293</text:p>
          </table:table-cell>
          <table:table-cell office:value-type="string">
            <text:p>Long=7.5590969</text:p>
          </table:table-cell>
        </table:table-row>
        <table:table-row table:style-name="ro1">
          <table:table-cell office:value-type="string">
            <text:p>12:43:2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337</text:p>
          </table:table-cell>
          <table:table-cell office:value-type="string">
            <text:p>Long=7.5590884</text:p>
          </table:table-cell>
        </table:table-row>
        <table:table-row table:style-name="ro1">
          <table:table-cell office:value-type="string">
            <text:p>12:43:2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375</text:p>
          </table:table-cell>
          <table:table-cell office:value-type="string">
            <text:p>Long=7.5590814</text:p>
          </table:table-cell>
        </table:table-row>
        <table:table-row table:style-name="ro1">
          <table:table-cell office:value-type="string">
            <text:p>12:43:2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09</text:p>
          </table:table-cell>
          <table:table-cell office:value-type="string">
            <text:p>Long=7.5590763</text:p>
          </table:table-cell>
        </table:table-row>
        <table:table-row table:style-name="ro1">
          <table:table-cell office:value-type="string">
            <text:p>12:43:2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35</text:p>
          </table:table-cell>
          <table:table-cell office:value-type="string">
            <text:p>Long=7.5590741</text:p>
          </table:table-cell>
        </table:table-row>
        <table:table-row table:style-name="ro1">
          <table:table-cell office:value-type="string">
            <text:p>12:43:2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444</text:p>
          </table:table-cell>
          <table:table-cell office:value-type="string">
            <text:p>Long=7.5590741</text:p>
          </table:table-cell>
        </table:table-row>
        <table:table-row table:style-name="ro1">
          <table:table-cell office:value-type="string">
            <text:p>12:43:28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467</text:p>
          </table:table-cell>
          <table:table-cell office:value-type="string">
            <text:p>Long=7.5590739</text:p>
          </table:table-cell>
        </table:table-row>
        <table:table-row table:style-name="ro1">
          <table:table-cell office:value-type="string">
            <text:p>12:43:29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499</text:p>
          </table:table-cell>
          <table:table-cell office:value-type="string">
            <text:p>Long=7.5590746</text:p>
          </table:table-cell>
        </table:table-row>
        <table:table-row table:style-name="ro1">
          <table:table-cell office:value-type="string">
            <text:p>12:43:30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3</text:p>
          </table:table-cell>
          <table:table-cell office:value-type="string">
            <text:p>Long=7.5590765</text:p>
          </table:table-cell>
        </table:table-row>
        <table:table-row table:style-name="ro1">
          <table:table-cell office:value-type="string">
            <text:p>12:43:31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45</text:p>
          </table:table-cell>
          <table:table-cell office:value-type="string">
            <text:p>Long=7.55908</text:p>
          </table:table-cell>
        </table:table-row>
        <table:table-row table:style-name="ro1">
          <table:table-cell office:value-type="string">
            <text:p>12:43:32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45</text:p>
          </table:table-cell>
          <table:table-cell office:value-type="string">
            <text:p>Long=7.55908</text:p>
          </table:table-cell>
        </table:table-row>
        <table:table-row table:style-name="ro1">
          <table:table-cell office:value-type="string">
            <text:p>12:43:33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5545</text:p>
          </table:table-cell>
          <table:table-cell office:value-type="string">
            <text:p>Long=7.5590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time" office:time-value="PT12H41M43S">
            <text:p>12:41:43</text:p>
          </table:table-cell>
          <table:table-cell table:number-columns-repeated="2"/>
          <table:table-cell table:style-name="Default" table:formula="of:=SUM([.D2:.D104])" office:value-type="float" office:value="726">
            <text:p>726</text:p>
          </table:table-cell>
          <table:table-cell table:number-columns-repeated="4"/>
        </table:table-row>
        <table:table-row table:style-name="ro1">
          <table:table-cell table:style-name="ce2" office:value-type="time" office:time-value="PT12H43M33S">
            <text:p>12:43:33</text:p>
          </table:table-cell>
          <table:table-cell table:number-columns-repeated="2"/>
          <table:table-cell table:style-name="Default" table:formula="of:=[.D106]/103" office:value-type="float" office:value="7.04854368932039">
            <text:p>7,0485436893</text:p>
          </table:table-cell>
          <table:table-cell office:value-type="string">
            <text:p>Aritmetisches <text:s/>Mittel</text:p>
          </table:table-cell>
          <table:table-cell table:number-columns-repeated="3"/>
        </table:table-row>
        <table:table-row table:style-name="ro1" table:number-rows-repeated="5">
          <table:table-cell table:style-name="ce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formula="of:=[.A107]-[.A106]" office:value-type="time" office:time-value="PT00H01M50S">
            <text:p>00:01:50</text:p>
          </table:table-cell>
          <table:table-cell office:value-type="float" office:value="103">
            <text:p>10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formula="of:=[.B114]/[.A115]" office:value-type="float" office:value="0.936363636363636">
            <text:p>0,9363636364</text:p>
          </table:table-cell>
          <table:table-cell office:value-type="string">
            <text:p>Updates pro Sekunde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3:1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23:19:25.95</dc:date>
    <meta:generator>OpenOffice.org/3.4.1$Win32 OpenOffice.org_project/341m1$Build-9593</meta:generator>
    <meta:editing-duration>PT11M53S</meta:editing-duration>
    <meta:editing-cycles>2</meta:editing-cycles>
    <meta:document-statistic meta:table-count="1" meta:cell-count="526" meta:object-count="0"/>
  </office:meta>
</office:document-meta>
</file>